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7A000000982580A7FD52B5DC28.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4F5000001619680C5BFB08A2C22.png" manifest:media-type="image/png"/>
  <manifest:file-entry manifest:full-path="Pictures/100002010000045500000399F0EE69D39B1B23E0.png" manifest:media-type="image/png"/>
  <manifest:file-entry manifest:full-path="Pictures/100000000000044C000004B054812BC5E4911539.jpg" manifest:media-type="image/jpeg"/>
  <manifest:file-entry manifest:full-path="Pictures/100002010000015C000000A0FBBE47336AF7C1DB.png" manifest:media-type="image/png"/>
  <manifest:file-entry manifest:full-path="Pictures/100000000000044C000004B0BD82A9384EAAE91F.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style>
    <style:style style:name="gr52" style:family="graphic" style:parent-style-name="Standard_5f_2">
      <style:graphic-properties draw:stroke="none" draw:fill="none" fo:min-height="1.267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style>
    <style:style style:name="gr61" style:family="graphic" style:parent-style-name="standard">
      <style:graphic-properties draw:stroke="none" draw:fill="none" fo:min-height="2.051cm"/>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style>
    <style:style style:name="gr65" style:family="graphic" style:parent-style-name="standard">
      <style:graphic-properties draw:stroke="none" draw:fill="none" fo:min-height="8.201cm"/>
    </style:style>
    <style:style style:name="gr66" style:family="graphic" style:parent-style-name="standard">
      <style:graphic-properties draw:stroke="none" draw:fill="none" fo:min-height="3.076cm"/>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standard">
      <style:graphic-properties draw:fill-color="#06ff00" draw:textarea-horizontal-align="justify" draw:textarea-vertical-align="middle" draw:auto-grow-height="false" fo:min-height="10.839cm" fo:min-width="17.221cm"/>
    </style:style>
    <style:style style:name="gr74" style:family="graphic" style:parent-style-name="standard">
      <style:graphic-properties draw:fill-color="#00fff3" draw:textarea-horizontal-align="justify" draw:textarea-vertical-align="middle" draw:auto-grow-height="false" fo:min-height="10.416cm" fo:min-width="17.736cm"/>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style>
    <style:style style:name="gr79" style:family="graphic" style:parent-style-name="Standard_5f_2">
      <style:graphic-properties draw:stroke="none" draw:fill="none" fo:min-height="3.95cm"/>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style>
    <style:style style:name="gr89" style:family="graphic" style:parent-style-name="standard">
      <style:graphic-properties draw:stroke="none" svg:stroke-color="#000000" draw:fill="none" draw:fill-color="#ffffff" draw:auto-grow-height="true" draw:auto-grow-width="false" fo:max-height="0cm" fo:min-height="1.541cm"/>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style>
    <style:style style:name="gr93" style:family="graphic" style:parent-style-name="standard">
      <style:graphic-properties draw:stroke="none" draw:fill-color="#00fff3" draw:textarea-horizontal-align="justify" draw:textarea-vertical-align="middle" draw:auto-grow-height="false" fo:min-height="10.416cm" fo:min-width="17.736cm"/>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style>
    <style:style style:name="gr96" style:family="graphic" style:parent-style-name="standard">
      <style:graphic-properties draw:stroke="none" draw:fill="none" fo:min-height="1.268cm"/>
    </style:style>
    <style:style style:name="gr97" style:family="graphic" style:parent-style-name="standard">
      <style:graphic-properties draw:stroke="none" svg:stroke-color="#000000" draw:fill="none" draw:fill-color="#ffffff" draw:auto-grow-height="true" draw:auto-grow-width="false" fo:max-height="0cm" fo:min-height="2.954cm"/>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3" style:family="graphic" style:parent-style-name="Standard_5f_2">
      <style:graphic-properties draw:stroke="none" draw:fill="none" fo:min-height="0.95cm"/>
    </style:style>
    <style:style style:name="gr104" style:family="graphic" style:parent-style-name="standard">
      <style:graphic-properties draw:fill-color="#ffffff" draw:textarea-horizontal-align="justify" draw:textarea-vertical-align="middle" draw:auto-grow-height="false" fo:min-height="0.056cm" fo:min-width="0.145cm"/>
    </style:style>
    <style:style style:name="gr105" style:family="graphic" style:parent-style-name="Standard_5f_2">
      <style:graphic-properties draw:stroke="none" draw:fill="none" fo:min-height="1.737cm"/>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7"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8"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1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1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2"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4"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5"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6"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7"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8"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9" style:family="graphic" style:parent-style-name="standard">
      <style:graphic-properties draw:stroke="none" draw:fill="none" fo:min-height="4.15cm"/>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2.533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outline1" style:list-style-name="L6">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title">
      <style:graphic-properties draw:textarea-vertical-align="top" fo:min-height="1.051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title">
      <style:graphic-properties draw:textarea-vertical-align="top" fo:min-height="1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outline1" style:list-style-name="L6">
      <style:graphic-properties fo:min-height="11.929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outline1" style:list-style-name="L6">
      <style:graphic-properties fo:min-height="11.929cm"/>
    </style:style>
    <style:style style:name="pr136" style:family="presentation" style:parent-style-name="Default-title">
      <style:graphic-properties draw:textarea-vertical-align="top" fo:min-height="2.851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title">
      <style:graphic-properties draw:textarea-vertical-align="top" fo:min-height="3.076cm"/>
    </style:style>
    <style:style style:name="pr140" style:family="presentation" style:parent-style-name="Default-outline1" style:list-style-name="L6">
      <style:graphic-properties fo:min-height="11.929cm"/>
    </style:style>
    <style:style style:name="pr141" style:family="presentation" style:parent-style-name="Default-outline1" style:list-style-name="L6">
      <style:graphic-properties fo:min-height="11.929cm"/>
    </style:style>
    <style:style style:name="pr142" style:family="presentation" style:parent-style-name="Default-outline1" style:list-style-name="L6">
      <style:graphic-properties fo:min-height="11.929cm"/>
    </style:style>
    <style:style style:name="pr143" style:family="presentation" style:parent-style-name="Default-title">
      <style:graphic-properties draw:textarea-vertical-align="top" fo:min-height="1.2cm"/>
    </style:style>
    <style:style style:name="pr144" style:family="presentation" style:parent-style-name="Default-outline1" style:list-style-name="L6">
      <style:graphic-properties fo:min-height="11.929cm"/>
    </style:style>
    <style:style style:name="pr145" style:family="presentation" style:parent-style-name="Default-outline1" style:list-style-name="L6">
      <style:graphic-properties fo:min-height="11.929cm"/>
    </style:style>
    <style:style style:name="pr146" style:family="presentation" style:parent-style-name="Default-outline1" style:list-style-name="L6">
      <style:graphic-properties fo:min-height="11.929cm"/>
    </style:style>
    <style:style style:name="pr147" style:family="presentation" style:parent-style-name="Default-notes">
      <style:graphic-properties draw:fill-color="#ffffff" draw:auto-grow-height="true" fo:min-height="14.161cm"/>
    </style:style>
    <style:style style:name="pr148" style:family="presentation" style:parent-style-name="Default-outline1" style:list-style-name="L6">
      <style:graphic-properties fo:min-height="11.929cm"/>
    </style:style>
    <style:style style:name="pr149" style:family="presentation" style:parent-style-name="Default-outline1" style:list-style-name="L6">
      <style:graphic-properties fo:min-height="11.929cm"/>
    </style:style>
    <style:style style:name="pr150" style:family="presentation" style:parent-style-name="Default-notes" style:list-style-name="L1">
      <style:graphic-properties draw:fill-color="#ffffff" draw:auto-grow-height="true" fo:min-height="13.365cm"/>
    </style:style>
    <style:style style:name="pr151"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loext:graphic-properties draw:fill="none"/>
      <style:paragraph-properties fo:text-align="center" style:writing-mode="lr-tb"/>
      <style:text-properties fo:font-size="24pt" fo:font-weight="normal" style:font-size-asian="24pt" style:font-weight-asian="normal" style:font-size-complex="24pt" style:font-weight-complex="normal"/>
    </style:style>
    <style:style style:name="P81" style:family="paragraph">
      <loext:graphic-properties draw:fill-color="#ffffff"/>
      <style:paragraph-properties fo:text-align="center"/>
    </style:style>
    <style:style style:name="P82"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83" style:family="paragraph">
      <style:paragraph-properties fo:text-align="end"/>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style:writing-mode="lr-tb"/>
      <style:text-properties fo:font-size="32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custom-shape draw:style-name="gr46"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7"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0"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1"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2"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draw:frame presentation:style-name="pr96"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7"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90" draw:text-style-name="P55" draw:layer="layout" svg:width="3.91cm" svg:height="14.531cm" draw:transform="rotate (-1.5707963267949) translate (28.1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2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draw:frame presentation:style-name="pr109"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draw:frame presentation:style-name="pr110"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2580A7FD52B5DC28.png" xlink:type="simple" xlink:show="embed" xlink:actuate="onLoad" loext:mime-type="image/png">
            <text:p/>
          </draw:image>
        </draw:frame>
        <draw:frame presentation:style-name="pr114"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F0EE69D39B1B23E0.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6"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jpg fourni</text:span></text:p>
                  </text:list-item>
                  <text:list-item>
                    <text:p text:style-name="P1"><text:span text:style-name="T6">Réaliser son "premier" site</text:span></text:p>
                  </text:list-item>
                  <text:list-item>
                    <text:p text:style-name="P1"><text:span text:style-name="T6">Voir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FBBE47336AF7C1DB.png" xlink:type="simple" xlink:show="embed" xlink:actuate="onLoad" loext:mime-type="image/png">
            <text:p/>
          </draw:image>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8"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draw:page-thumbnail draw:style-name="gr3" draw:layer="layout" svg:width="13.586cm" svg:height="11.136cm" svg:x="3.703cm" svg:y="2.252cm" draw:page-number="105" presentation:class="page"/>
          <draw:frame presentation:style-name="pr129"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BD82A9384EAAE91F.jpg" xlink:type="simple" xlink:show="embed" xlink:actuate="onLoad" loext:mime-type="image/jpeg">
            <text:p/>
          </draw:image>
        </draw:frame>
        <draw:frame presentation:style-name="pr130"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1"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2"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3" draw:text-style-name="P36"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4"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5" draw:text-style-name="P47"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8"><text:span text:style-name="T29">.liste-cursus ul </text:span><text:span text:style-name="T31">{</text:span></text:p>
                <text:list>
                  <text:list-header>
                    <text:p text:style-name="P79"><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101" draw:text-style-name="P5" draw:layer="layout" svg:width="5.001cm" svg:height="7.799cm" svg:x="2.4cm" svg:y="3.4cm">
          <draw:image xlink:href="Pictures/100000000000044C000004B0BD82A9384EAAE91F.jpg" xlink:type="simple" xlink:show="embed" xlink:actuate="onLoad" loext:mime-type="image/jpeg">
            <text:p/>
          </draw:image>
        </draw:frame>
        <draw:frame draw:style-name="gr102"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36"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7"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8"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103" draw:text-style-name="P80" draw:layer="layout" svg:width="16.6cm" svg:height="1.2cm" svg:x="10.2cm" svg:y="16.4cm">
          <draw:text-box>
            <text:p text:style-name="P19"><text:span text:style-name="T85">console du navigateur Brave</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104" draw:text-style-name="P8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5" draw:text-style-name="P82"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6"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107"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8" draw:text-style-name="P35" draw:layer="layout" svg:x1="22.4cm" svg:y1="10.49cm" svg:x2="22.4cm" svg:y2="5.512cm">
          <text:p/>
        </draw:line>
        <draw:frame presentation:style-name="pr139" draw:text-style-name="P33" draw:layer="layout" svg:width="7.064cm" svg:height="3.076cm" svg:x="14.936cm" svg:y="7.324cm" presentation:class="title" presentation:user-transformed="true">
          <draw:text-box>
            <text:p text:style-name="P83"><text:span text:style-name="T20">CSS de l'élément sélectionné</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0" draw:text-style-name="P47"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4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8"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9"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42" draw:text-style-name="P47"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10"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8" draw:text-style-name="P35" draw:layer="layout" svg:x1="1cm" svg:y1="15.8cm" svg:x2="1cm" svg:y2="11.222cm">
          <text:p/>
        </draw:line>
        <draw:custom-shape draw:style-name="gr111"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2" draw:text-style-name="P35" draw:layer="layout" svg:x1="1.4cm" svg:y1="13.8cm" svg:x2="1.4cm" svg:y2="11.222cm">
          <text:p/>
        </draw:line>
        <draw:frame presentation:style-name="pr143"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43"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18"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9"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3"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44"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4"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5" draw:text-style-name="P35" draw:layer="layout" svg:x1="1.6cm" svg:y1="14.6cm" svg:x2="1.6cm" svg:y2="10.2cm">
          <text:p/>
        </draw:line>
        <draw:custom-shape draw:style-name="gr116"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7"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43"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19"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20"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5"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8" draw:text-style-name="P8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21"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6"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9"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9"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21" presentation:class="page"/>
          <draw:frame presentation:style-name="pr147"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22"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20"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22"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3"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8"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4" draw:style-name="dp1" draw:master-page-name="Default" presentation:presentation-page-layout-name="AL1T0">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1"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24"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5"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9"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5" presentation:class="page"/>
          <draw:frame presentation:style-name="pr150" draw:text-style-name="P6" draw:layer="layout" svg:width="16.8cm" svg:height="13.365cm" svg:x="2.097cm" svg:y="14.103cm" presentation:class="notes" presentation:placeholder="true" presentation:user-transformed="true">
            <draw:text-box/>
          </draw:frame>
        </presentation:notes>
      </draw:page>
      <draw:page draw:name="page126" draw:style-name="dp3" draw:master-page-name="Default" presentation:presentation-page-layout-name="AL3T1">
        <presentation:notes draw:style-name="dp2">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placeholder="true">
            <draw:text-box/>
          </draw:frame>
        </presentation:notes>
      </draw:page>
      <draw:page draw:name="page127" draw:style-name="dp3" draw:master-page-name="Default" presentation:presentation-page-layout-name="AL3T1">
        <draw:frame presentation:style-name="pr151" draw:text-style-name="P85" draw:layer="layout" svg:width="25.198cm" svg:height="16.255cm" svg:x="1.4cm" svg:y="2.284cm">
          <draw:text-box>
            <text:p><text:span text:style-name="T90">Questions ?</text:span></text:p>
          </draw:text-box>
        </draw:frame>
        <presentation:notes draw:style-name="dp2">
          <draw:page-thumbnail draw:style-name="gr3" draw:layer="layout" svg:width="13.586cm" svg:height="11.136cm" svg:x="3.703cm" svg:y="2.252cm" draw:page-number="127" presentation:class="page"/>
          <draw:frame presentation:style-name="pr3" draw:text-style-name="P8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05</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0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0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21T08:30:14.031000000</dc:date>
    <meta:editing-duration>P18DT23H2M2S</meta:editing-duration>
    <meta:editing-cycles>920</meta:editing-cycles>
    <meta:generator>LibreOffice/6.2.5.2$Windows_X86_64 LibreOffice_project/1ec314fa52f458adc18c4f025c545a4e8b22c159</meta:generator>
    <meta:document-statistic meta:object-count="99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